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fo:font-weight="bold" style:font-style-asian="italic" style:font-weight-asian="bold" style:font-style-complex="italic"/>
    </style:style>
    <style:style style:name="P5" style:family="paragraph" style:parent-style-name="Standard">
      <style:text-properties style:language-asian="zh" style:country-asian="CN"/>
    </style:style>
    <style:style style:name="P6" style:family="paragraph" style:parent-style-name="Standard">
      <style:text-properties style:use-window-font-color="true" fo:language="en" fo:country="US" style:font-name-asian="Cambria" style:language-complex="ar" style:country-complex="SA"/>
    </style:style>
    <style:style style:name="P7" style:family="paragraph" style:parent-style-name="Standard">
      <style:text-properties style:use-window-font-color="true" style:font-name="Cambria" fo:language="en" fo:country="US" style:font-name-asian="Cambria" style:language-complex="ar" style:country-complex="SA"/>
    </style:style>
    <style:style style:name="P8" style:family="paragraph" style:parent-style-name="Standard">
      <style:text-properties style:use-window-font-color="true" style:font-name="Times New Roman" fo:language="en" fo:country="US" style:font-name-asian="Cambria" style:language-complex="ar" style:country-complex="SA"/>
    </style:style>
    <style:style style:name="P9" style:family="paragraph" style:parent-style-name="Standard">
      <style:text-properties style:font-name="Cambria"/>
    </style:style>
    <style:style style:name="P10" style:family="paragraph" style:parent-style-name="Standard">
      <style:text-properties fo:color="#000000" style:font-name="Helv" fo:font-size="10pt" style:font-name-asian="Helv" style:font-size-asian="10pt" style:font-name-complex="Helv" style:font-size-complex="10pt"/>
    </style:style>
    <style:style style:name="P11" style:family="paragraph" style:parent-style-name="code">
      <style:text-properties style:font-name="Cambria" fo:font-size="12pt" style:font-size-asian="12pt" style:font-name-complex="Cambria" style:font-size-complex="12pt"/>
    </style:style>
    <style:style style:name="P12" style:family="paragraph" style:parent-style-name="code">
      <style:text-properties fo:font-weight="bold" style:font-weight-asian="bold"/>
    </style:style>
    <style:style style:name="P13" style:family="paragraph" style:parent-style-name="code">
      <style:text-properties style:language-asian="zh" style:country-asian="CN"/>
    </style:style>
    <style:style style:name="P14" style:family="paragraph" style:parent-style-name="code">
      <style:text-properties fo:color="#000000" style:font-name="Helv" fo:font-size="10pt" style:font-name-asian="Helv" style:font-size-asian="10pt" style:font-name-complex="Helv" style:font-size-complex="10pt"/>
    </style:style>
    <style:style style:name="P15" style:family="paragraph" style:parent-style-name="Standard">
      <style:paragraph-properties fo:margin-left="0.5in" fo:margin-right="0in" fo:text-indent="0in" style:auto-text-indent="false"/>
    </style:style>
    <style:style style:name="P16"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7"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ext-properties fo:color="#000000" style:font-name="Times New Roman1" fo:font-size="14pt" style:font-name-asian="Times New Roman1" style:font-size-asian="14pt" style:font-name-complex="Times New Roman1" style:font-size-complex="14pt"/>
    </style:style>
    <style:style style:name="P20" style:family="paragraph" style:parent-style-name="Standard">
      <style:paragraph-properties fo:margin-left="0in" fo:margin-right="0in" fo:text-indent="0in" style:auto-text-indent="false"/>
      <style:text-properties fo:color="#000000" style:font-name="Times New Roman1" fo:font-size="12pt" fo:font-weight="bold" style:font-name-asian="Times New Roman1" style:font-size-asian="12pt" style:font-name-complex="Times New Roman1" style:font-size-complex="12pt"/>
    </style:style>
    <style:style style:name="P21" style:family="paragraph" style:parent-style-name="Heading_20_2">
      <style:paragraph-properties fo:margin-left="0in" fo:margin-right="0in" fo:text-indent="0in" style:auto-text-indent="false"/>
    </style:style>
    <style:style style:name="P22" style:family="paragraph" style:parent-style-name="code">
      <style:paragraph-properties fo:margin-left="0in" fo:margin-right="0in" fo:text-indent="0in" style:auto-text-indent="false"/>
    </style:style>
    <style:style style:name="P23"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2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7" style:family="paragraph" style:parent-style-name="Contents_20_1">
      <style:paragraph-properties>
        <style:tab-stops>
          <style:tab-stop style:position="6in" style:type="right" style:leader-style="dotted" style:leader-text="."/>
        </style:tab-stops>
      </style:paragraph-properties>
    </style:style>
    <style:style style:name="P28" style:family="paragraph" style:parent-style-name="Contents_20_2">
      <style:paragraph-properties>
        <style:tab-stops>
          <style:tab-stop style:position="5.8035in" style:type="right" style:leader-style="dotted" style:leader-text="."/>
        </style:tab-stops>
      </style:paragraph-properties>
    </style:style>
    <style:style style:name="P29" style:family="paragraph" style:parent-style-name="Heading" style:master-page-name="Standard">
      <style:paragraph-properties style:page-number="auto"/>
    </style:style>
    <style:style style:name="P30" style:family="paragraph" style:parent-style-name="Contents_20_3">
      <style:paragraph-properties>
        <style:tab-stops>
          <style:tab-stop style:position="5.6071in" style:type="right" style:leader-style="dotted" style:leader-text="."/>
        </style:tab-stops>
      </style:paragraph-properties>
    </style:style>
    <style:style style:name="P31" style:family="paragraph" style:parent-style-name="List_20_Paragraph" style:list-style-name="WW8Num4">
      <style:paragraph-properties fo:margin-left="0in" fo:margin-right="0in" fo:text-indent="0in" style:auto-text-indent="false"/>
    </style:style>
    <style:style style:name="P32" style:family="paragraph" style:parent-style-name="List_20_Paragraph" style:list-style-name="WW8Num4">
      <style:paragraph-properties fo:margin-left="0in" fo:margin-right="0in" fo:text-indent="0in" style:auto-text-indent="false"/>
    </style:style>
    <style:style style:name="P33" style:family="paragraph" style:parent-style-name="List_20_Paragraph" style:list-style-name="WW8Num4">
      <style:paragraph-properties fo:margin-left="0in" fo:margin-right="0in" fo:text-indent="0in" style:auto-text-indent="false"/>
    </style:style>
    <style:style style:name="P34" style:family="paragraph" style:parent-style-name="List_20_Paragraph" style:list-style-name="WW8Num4">
      <style:paragraph-properties fo:margin-left="0in" fo:margin-right="0in" fo:text-indent="0in" style:auto-text-indent="false"/>
    </style:style>
    <style:style style:name="P35" style:family="paragraph" style:parent-style-name="Standard" style:list-style-name="L1"/>
    <style:style style:name="P36" style:family="paragraph" style:parent-style-name="Standard" style:list-style-name="L1"/>
    <style:style style:name="P37" style:family="paragraph" style:parent-style-name="Standard" style:list-style-name="L1"/>
    <style:style style:name="P38" style:family="paragraph" style:parent-style-name="Standard" style:list-style-name="L1"/>
    <style:style style:name="P39" style:family="paragraph" style:parent-style-name="Standard" style:list-style-name="L1"/>
    <style:style style:name="P40" style:family="paragraph" style:parent-style-name="Standard" style:list-style-name="L1"/>
    <style:style style:name="P41" style:family="paragraph" style:parent-style-name="Standard" style:list-style-name="L1"/>
    <style:style style:name="P42" style:family="paragraph" style:parent-style-name="Standard" style:list-style-name="L1"/>
    <style:style style:name="P43" style:family="paragraph" style:parent-style-name="Standard" style:list-style-name="L1"/>
    <style:style style:name="P44" style:family="paragraph" style:parent-style-name="Standard" style:list-style-name="L2"/>
    <style:style style:name="P45" style:family="paragraph" style:parent-style-name="Standard" style:list-style-name="L2"/>
    <style:style style:name="P46" style:family="paragraph" style:parent-style-name="Standard" style:list-style-name="L2"/>
    <style:style style:name="P47" style:family="paragraph" style:parent-style-name="Standard" style:list-style-name="L2"/>
    <style:style style:name="P48" style:family="paragraph" style:parent-style-name="Standard" style:list-style-name="L3"/>
    <style:style style:name="P49" style:family="paragraph" style:parent-style-name="Standard" style:list-style-name="L4"/>
    <style:style style:name="P50" style:family="paragraph" style:parent-style-name="Standard" style:list-style-name="L5"/>
    <style:style style:name="P51" style:family="paragraph" style:parent-style-name="Standard">
      <style:text-properties style:use-window-font-color="true" style:font-name="Cambria" fo:language="en" fo:country="US" style:font-name-asian="Cambria" style:language-complex="ar" style:country-complex="SA"/>
    </style:style>
    <style:style style:name="P52" style:family="paragraph" style:parent-style-name="Standard" style:list-style-name="L7">
      <style:text-properties style:font-name="Courier New1" fo:font-size="10pt" style:font-size-asian="10pt" style:font-size-complex="10pt"/>
    </style:style>
    <style:style style:name="P53" style:family="paragraph" style:parent-style-name="Standard" style:list-style-name="L7">
      <style:text-properties style:font-name="Courier New1" fo:font-size="10pt" style:font-size-asian="10pt" style:font-size-complex="10pt"/>
    </style:style>
    <style:style style:name="P54" style:family="paragraph" style:parent-style-name="Standard" style:list-style-name="L7">
      <style:text-properties style:font-name="Cambria" fo:font-size="12pt" style:font-size-asian="12pt" style:font-size-complex="12pt"/>
    </style:style>
    <style:style style:name="P55" style:family="paragraph" style:parent-style-name="Standard">
      <style:paragraph-properties fo:margin-left="0in" fo:margin-right="0in" fo:text-indent="0in" style:auto-text-indent="false"/>
      <style:text-properties fo:color="#000000" style:font-name="Times New Roman1" fo:font-size="14pt" style:font-name-asian="Times New Roman1" style:font-size-asian="14pt" style:font-name-complex="Times New Roman1" style:font-size-complex="14pt"/>
    </style:style>
    <style:style style:name="P56" style:family="paragraph" style:parent-style-name="code" style:list-style-name="L4"/>
    <style:style style:name="P57"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58"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59"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60"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T1" style:family="text">
      <style:text-properties fo:font-style="italic" style:font-style-asian="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language-asian="zh" style:country-asian="CN"/>
    </style:style>
    <style:style style:name="T5" style:family="text">
      <style:text-properties style:font-name="Courier New1"/>
    </style:style>
    <style:style style:name="T6" style:family="text">
      <style:text-properties style:font-name="Courier New1" fo:font-size="10pt" style:font-size-asian="10pt" style:font-size-complex="10pt"/>
    </style:style>
    <style:style style:name="T7" style:family="text">
      <style:text-properties style:font-name="Courier New1" fo:font-size="10pt" fo:font-weight="normal" style:font-size-asian="10pt" style:font-weight-asian="normal" style:font-size-complex="10pt" style:font-weight-complex="normal"/>
    </style:style>
    <style:style style:name="T8" style:family="text">
      <style:text-properties style:font-name="Courier New1" fo:font-size="11pt" style:font-size-asian="11pt" style:font-size-complex="11pt"/>
    </style:style>
    <style:style style:name="T9" style:family="text">
      <style:text-properties style:use-window-font-color="true" fo:language="en" fo:country="US" style:font-name-asian="Cambria" style:language-complex="ar" style:country-complex="SA"/>
    </style:style>
    <style:style style:name="T10"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1" style:family="text">
      <style:text-properties fo:color="#000000" style:font-name="Helv" fo:font-size="10pt" style:font-name-asian="Helv" style:font-size-asian="10pt" style:font-name-complex="Helv" style:font-size-complex="10pt"/>
    </style:style>
    <style:style style:name="T12" style:family="text">
      <style:text-properties fo:color="#000000" style:font-name="Helv" fo:font-size="10pt" fo:font-weight="bold" style:font-name-asian="Helv" style:font-size-asian="10pt" style:font-name-complex="Helv" style:font-size-complex="10pt"/>
    </style:style>
    <style:style style:name="T13" style:family="text">
      <style:text-properties fo:color="#000000" style:font-name="Times New Roman1" fo:font-size="14pt" style:font-name-asian="Times New Roman1" style:font-size-asian="14pt" style:font-name-complex="Times New Roman1" style:font-size-complex="14pt"/>
    </style:style>
    <style:style style:name="T14" style:family="text">
      <style:text-properties fo:font-size="10pt" style:font-size-asian="10pt" style:font-size-complex="10pt"/>
    </style:style>
    <style:style style:name="T15" style:family="text">
      <style:text-properties fo:font-size="12pt" style:font-size-asian="12pt" style:font-size-complex="12pt"/>
    </style:style>
    <style:style style:name="T16" style:family="text">
      <style:text-properties fo:font-size="12pt" fo:font-weight="bold" style:font-size-asian="12pt" style:font-size-complex="12pt"/>
    </style:style>
    <style:style style:name="T17" style:family="text">
      <style:text-properties fo:color="#000080"/>
    </style:style>
    <style:style style:name="T18" style:family="text">
      <style:text-properties fo:font-style="normal"/>
    </style:style>
    <style:style style:name="T19" style:family="text">
      <style:text-properties fo:font-style="normal" fo:font-weight="bold"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xCAT Statelite Cookbook</text:p>
      <text:p text:style-name="Standard"><text:span text:style-name="Internet_20_link"/></text:p>
      <text:p text:style-name="Standard"><text:date style:data-style-name="N37" text:date-value="2010-05-21T12:52:02.34">05/21/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text:a xlink:type="simple" xlink:href="#1.Introduction|outline" text:style-name="Internet_20_link" text:visited-style-name="Internet_20_link">1</text:a>Introduction<text:tab/>2</text:p>
          <text:p text:style-name="P28"><text:a xlink:type="simple" xlink:href="#1.1.Limitations|outline" text:style-name="Internet_20_link" text:visited-style-name="Internet_20_link">1.1</text:a>Limitations<text:tab/>3</text:p>
          <text:p text:style-name="P27"><text:a xlink:type="simple" xlink:href="#2.Configuring Statelite |outline" text:style-name="Internet_20_link" text:visited-style-name="Internet_20_link">2</text:a>Configuring Statelite <text:tab/>3</text:p>
          <text:p text:style-name="P28"><text:a xlink:type="simple" xlink:href="#2.1.Establish the  main image|outline" text:style-name="Internet_20_link" text:visited-style-name="Internet_20_link">2.1</text:a>Establish the <text:s/>main image<text:tab/>3</text:p>
          <text:p text:style-name="P28"><text:a xlink:type="simple" xlink:href="#2.2.litefile table|outline" text:style-name="Internet_20_link" text:visited-style-name="Internet_20_link">2.2</text:a>litefile table<text:tab/>4</text:p>
          <text:p text:style-name="P30"><text:a xlink:type="simple" xlink:href="#2.2.1.Sample Data for a RedHat statelite setup. |outline" text:style-name="Internet_20_link" text:visited-style-name="Internet_20_link">Sample Data for a RedHat statelite setup. </text:a><text:tab/>4</text:p>
          <text:p text:style-name="P30"><text:a xlink:type="simple" xlink:href="#2.2.2.Sample Data for SLES11 statelite setup|outline" text:style-name="Internet_20_link" text:visited-style-name="Internet_20_link">Sample Data for SLES11 statelite setup</text:a><text:tab/>5</text:p>
          <text:p text:style-name="P28"><text:a xlink:type="simple" xlink:href="#2.3.litetree table|outline" text:style-name="Internet_20_link" text:visited-style-name="Internet_20_link">2.3</text:a>litetree table<text:tab/>6</text:p>
          <text:p text:style-name="P28"><text:a xlink:type="simple" xlink:href="#2.4.statelite table|outline" text:style-name="Internet_20_link" text:visited-style-name="Internet_20_link">2.4</text:a>statelite table<text:tab/>6</text:p>
          <text:p text:style-name="P28"><text:a xlink:type="simple" xlink:href="#2.5.Policy|outline" text:style-name="Internet_20_link" text:visited-style-name="Internet_20_link">2.5</text:a>Policy<text:tab/>6</text:p>
          <text:p text:style-name="P28"><text:a xlink:type="simple" xlink:href="#2.6.Add Linux Distro Packages|outline" text:style-name="Internet_20_link" text:visited-style-name="Internet_20_link">2.6</text:a>Add Linux Distro Packages<text:tab/>7</text:p>
          <text:p text:style-name="P28"><text:a xlink:type="simple" xlink:href="#2.7.Add Third-Party Software|outline" text:style-name="Internet_20_link" text:visited-style-name="Internet_20_link">2.7</text:a>Add Third-Party Software<text:tab/>7</text:p>
          <text:p text:style-name="P28"><text:a xlink:type="simple" xlink:href="#2.8.Create Statelite Image|outline" text:style-name="Internet_20_link" text:visited-style-name="Internet_20_link">2.8</text:a>Create Statelite Image<text:tab/>8</text:p>
          <text:p text:style-name="P30"><text:a xlink:type="simple" xlink:href="#2.8.1.The postinstall file|outline" text:style-name="Internet_20_link" text:visited-style-name="Internet_20_link">The postinstall file</text:a><text:tab/>8</text:p>
          <text:p text:style-name="P30"><text:a xlink:type="simple" xlink:href="#2.8.2.genimage command|outline" text:style-name="Internet_20_link" text:visited-style-name="Internet_20_link">genimage command</text:a><text:tab/>9</text:p>
          <text:p text:style-name="P28"><text:a xlink:type="simple" xlink:href="#2.9.Setting up Post install scripts for statelite|outline" text:style-name="Internet_20_link" text:visited-style-name="Internet_20_link">2.9</text:a>Setting up Post install scripts for statelite<text:tab/>9</text:p>
          <text:p text:style-name="P28"><text:a xlink:type="simple" xlink:href="#2.10.Modify statelite image|outline" text:style-name="Internet_20_link" text:visited-style-name="Internet_20_link">2.10</text:a>Modify statelite image<text:tab/>10</text:p>
          <text:p text:style-name="P28"><text:a xlink:type="simple" xlink:href="#2.11. Run liteimg command|outline" text:style-name="Internet_20_link" text:visited-style-name="Internet_20_link">2.11</text:a> Run liteimg command<text:tab/>10</text:p>
          <text:p text:style-name="P28"><text:a xlink:type="simple" xlink:href="#2.12. Set the boot state to “statelite”|outline" text:style-name="Internet_20_link" text:visited-style-name="Internet_20_link">2.12</text:a> Set the boot state to “statelite”<text:tab/>11</text:p>
          <text:p text:style-name="P28"><text:a xlink:type="simple" xlink:href="#2.13. Install the Node|outline" text:style-name="Internet_20_link" text:visited-style-name="Internet_20_link">2.13</text:a> Install the Node<text:tab/>11</text:p>
          <text:p text:style-name="P27"><text:a xlink:type="simple" xlink:href="#3.New Commands|outline" text:style-name="Internet_20_link" text:visited-style-name="Internet_20_link">3</text:a>New Commands<text:tab/>12</text:p>
          <text:p text:style-name="P27"><text:a xlink:type="simple" xlink:href="#4.Statelite Directory Structure|outline" text:style-name="Internet_20_link" text:visited-style-name="Internet_20_link">4</text:a>Statelite Directory Structure<text:tab/>12</text:p>
          <text:p text:style-name="P28"><text:a xlink:type="simple" xlink:href="#4.1. The noderes Table|outline" text:style-name="Internet_20_link" text:visited-style-name="Internet_20_link">4.1</text:a> The noderes Table<text:tab/>13</text:p>
          <text:p text:style-name="P27"><text:a xlink:type="simple" xlink:href="#5.Adding/updating software and files for the running nodes|outline" text:style-name="Internet_20_link" text:visited-style-name="Internet_20_link">5</text:a>Adding/updating software and files for the running nodes<text:tab/>13</text:p>
          <text:p text:style-name="P27"><text:a xlink:type="simple" xlink:href="#6.Hierarchy Support |outline" text:style-name="Internet_20_link" text:visited-style-name="Internet_20_link">6</text:a>Hierarchy Support <text:tab/>13</text:p>
          <text:p text:style-name="P28"><text:a xlink:type="simple" xlink:href="#6.1.Setup the diskfull service node|outline" text:style-name="Internet_20_link" text:visited-style-name="Internet_20_link">6.1</text:a>Setup the diskfull service node<text:tab/>13</text:p>
          <text:p text:style-name="P28"><text:a xlink:type="simple" xlink:href="#6.2.Generate the statelite image|outline" text:style-name="Internet_20_link" text:visited-style-name="Internet_20_link">6.2</text:a>Generate the statelite image<text:tab/>14</text:p>
          <text:p text:style-name="P28"><text:a xlink:type="simple" xlink:href="#6.3.Sync the “/install” directory|outline" text:style-name="Internet_20_link" text:visited-style-name="Internet_20_link">6.3</text:a>Sync the “/install” directory<text:tab/>14</text:p>
          <text:p text:style-name="P28"><text:a xlink:type="simple" xlink:href="#6.4.Set the boot state to “statelite”|outline" text:style-name="Internet_20_link" text:visited-style-name="Internet_20_link">6.4</text:a>Set the boot state to “statelite”<text:tab/>14</text:p>
          <text:p text:style-name="P28"><text:a xlink:type="simple" xlink:href="#6.5.Install the Node|outline" text:style-name="Internet_20_link" text:visited-style-name="Internet_20_link">6.5</text:a>Install the Node<text:tab/>14</text:p>
          <text:p text:style-name="P27"><text:a xlink:type="simple" xlink:href="#7.Advanced Statelite features|outline" text:style-name="Internet_20_link" text:visited-style-name="Internet_20_link">7</text:a>Advanced Statelite features<text:tab/>14</text:p>
          <text:p text:style-name="P28"><text:a xlink:type="simple" xlink:href="#7.1.litetree table|outline" text:style-name="Internet_20_link" text:visited-style-name="Internet_20_link">7.1</text:a>litetree table<text:tab/>14</text:p>
          <text:p text:style-name="P28"><text:a xlink:type="simple" xlink:href="#7.2.Installing a new Kernel in the statelite image  (This  is not verified)|outline" text:style-name="Internet_20_link" text:visited-style-name="Internet_20_link">7.2</text:a>Installing a new Kernel in the statelite image <text:s/>(This <text:s/>is not verified)<text:tab/>15</text:p>
          <text:p text:style-name="P27"><text:a xlink:type="simple" xlink:href="#8.Debugging techniques|outline" text:style-name="Internet_20_link" text:visited-style-name="Internet_20_link">8</text:a>Debugging techniques<text:tab/>16</text:p>
        </text:index-body>
      </text:table-of-content>
      <text:p text:style-name="Standard"/>
      <text:p text:style-name="Standard"/>
      <text:p text:style-name="Standard"/>
      <text:h text:style-name="Heading_20_1" text:outline-level="1"><text:bookmark text:name="__RefHeading__2780_756506716"/><text:soft-page-break/>Introduction</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also have a configurable list of directories and files that can be read-write. <text:s/>The read-write files can either be persistent across reboots, or volatile (restoring to original state after reboot).</text:p>
      <text:p text:style-name="Standard"/>
      <text:p text:style-name="Standard">Statelite offers the following advantages over xCAT’s stateless (RAMdisk) implementation:</text:p>
      <text:p text:style-name="Standard"/>
      <text:list text:style-name="L1">
        <text:list-header>
          <text:p text:style-name="P35">1. <text:s/>Some files can be made persistent over reboot. <text:s/>This is useful for license files or database servers where some state is needed. <text:s/>However, you still get the advantage of only having to manage a single image.</text:p>
          <text:p text:style-name="P35"/>
          <text:p text:style-name="P35">2. <text:s/>Changes to hundreds of machines can take place instantly, and automatically, by updating one main image. <text:s/>In most cases, machines do not need to reboot for these changes to take affect. <text:s/></text:p>
          <text:p text:style-name="P35"/>
          <text:p text:style-name="P35">3. <text:s/>Ease of administration by being able to lock down an image. <text:s/>Many parts of the image can be read-only, so no modifications can transpire without updating the main image.</text:p>
          <text:p text:style-name="P35"/>
          <text:p text:style-name="P35">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35"/>
          <text:p text:style-name="P35">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
      <text:p text:style-name="P1">Disadvantages</text:p>
      <text:list text:style-name="L2">
        <text:list-item>
          <text:p text:style-name="P44"><text:s/>NFS Root requires more network traffic to run as the majority of the disk image runs over NFS. <text:s/>This may depend on your workload, but can be minimized.</text:p>
          <text:p text:style-name="P44"/>
        </text:list-item>
        <text:list-item>
          <text:p text:style-name="P44"><text:s/>NFS Root can be complex to set up. <text:s/>As more files are created in different places ,there are greater chances for failures. <text:s/>We think this flexibility is also one of the great virtues of Statelite. <text:s/>The image can work in nearly any <text:soft-page-break/>environment.</text:p>
          <text:p text:style-name="P44"/>
        </text:list-item>
      </text:list>
      <text:h text:style-name="Heading_20_2" text:outline-level="2"><text:bookmark text:name="__RefHeading__2782_756506716"/><text:reference-mark-start text:name="Limitations"/>Limitations<text:reference-mark-end text:name="Limitations"/></text:h>
      <text:p text:style-name="Standard"/>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ite does not yet support hierarchical clusters (those with service nodes).</text:p>
      <text:p text:style-name="Standard"/>
      <text:p text:style-name="Standard"><text:s/>Statelite is not currently supported <text:s/>on AIX.</text:p>
      <text:p text:style-name="Standard"/>
      <text:p text:style-name="Standard">Only one statelite image may be defined for a node or noderange. </text:p>
      <text:h text:style-name="Heading_20_1" text:outline-level="1"><text:bookmark text:name="__RefHeading__2784_756506716"/>Configuring Statelite </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text:bookmark text:name="__RefHeading__2786_756506716"/>Establish the <text:s/>main image</text:h>
      <text:p text:style-name="Standard"/>
      <text:p text:style-name="Standard">Any statelite image will need some files to be read/writable for individual nodes. <text:s/>But we encourage you to establish the main image. <text:s/>The image will be placed in <text:span text:style-name="T6">/install/netboot/&lt;os&gt;/&lt;arch&gt;/&lt;profile&gt;/rootimg</text:span> after running <text:span text:style-name="T5">genimage. See the </text:span><text:span text:style-name="T5"><text:reference-ref text:reference-format="text" text:ref-name="Create Statelite Image">Create Statelite Image</text:reference-ref></text:span><text:span text:style-name="T5">.</text:span></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
      <text:p text:style-name="Standard">Restart the NFS server:</text:p>
      <text:p text:style-name="Standard"/>
      <text:p text:style-name="code">service nfs restart</text:p>
      <text:p text:style-name="Standard"/>
      <text:h text:style-name="Heading_20_2" text:outline-level="2"><text:bookmark text:name="__RefHeading__2788_756506716"/><text:soft-page-break/>litefile table</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s/><text:a xlink:type="simple" xlink:href="http://xcat.sourceforge.net/man5/litefile.5.html">litefile man page <text:s/></text:a>for details on the file attributes.</text:p>
      <text:p text:style-name="Standard"/>
      <text:p text:style-name="Standard">The setup for RedHat and SLES are below. <text:s/><text:span text:style-name="T19">Note: It is recommended that you DO NOT change their default options, since some file are necessary for the node to boot up, for example, “/etc/ssh/”, “/etc/mtab”. </text:span></text:p>
      <text:p text:style-name="P4"><text:span text:style-name="T18">Before you change the default option, you must make sure it won't affect the system</text:span>.</text:p>
      <text:h text:style-name="Heading_20_3" text:outline-level="3">Sample Data for a RedHat statelite setup. </text:h>
      <text:p text:style-name="P1">This is the minimal list of files needed, <text:s/>you can add your additional files to the setup. </text:p>
      <text:p text:style-name="P1"/>
      <text:p text:style-name="Standard">Notice that 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text:soft-page-break/>"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code">"ALL","/opt/xcat/",,,</text:p>
      <text:p text:style-name="code">"ALL","/xcatpost/",,,</text:p>
      <text:p text:style-name="Standard"/>
      <text:h text:style-name="Heading_20_3" text:outline-level="3">Sample Data for SLES11 statelite setup</text:h>
      <text:p text:style-name="P1">This is the minimal list of files needed, <text:s/>you can add your additional files to the setup. </text:p>
      <text:p text:style-name="Standard"/>
      <text:p text:style-name="code">#image,file,options,comments,disable</text:p>
      <text:p text:style-name="code">"ALL","/etc/inittab",,,</text:p>
      <text:p text:style-name="code">"ALL","/etc/lvm/.cache",,,</text:p>
      <text:p text:style-name="code">"ALL","/etc/mtab",,,</text:p>
      <text:p text:style-name="code">"ALL","/etc/ntp.conf","bind",,</text:p>
      <text:p text:style-name="code">"ALL","/etc/ntp.conf.org","bind",,</text:p>
      <text:p text:style-name="code">"ALL","/etc/ntp.conf.postbackup","bind",,</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p text:style-name="P3"/>
      <text:h text:style-name="Heading_20_2" text:outline-level="2"><text:bookmark text:name="__RefHeading__1307_1545497710"/><text:soft-page-break/>litetree table</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See <text:reference-ref text:reference-format="text" text:ref-name="Advanced Statelite features">Advanced Statelite features</text:reference-ref>. <text:s/></text:p>
      <text:p text:style-name="Standard"/>
      <text:p text:style-name="Standard">You can chose to use the defaults and not setup a litetree table. </text:p>
      <text:p text:style-name="Standard"/>
      <text:p text:style-name="Standard"/>
      <text:h text:style-name="Heading_20_2" text:outline-level="2"><text:bookmark text:name="__RefHeading__1309_1545497710"/>statelite table</text:h>
      <text:p text:style-name="Standard">You may want some files in the image to be stored permanently, to survive reboots. <text:s text:c="2"/>This is done by entering the information into the <text:span text:style-name="T8">statelite</text:span> table. <text:s/></text:p>
      <text:p text:style-name="Standard"/>
      <text:p text:style-name="Standard">See <text:a xlink:type="simple" xlink:href="http://xcat.sourceforge.net/man5/statelite.5.html">statelite man page</text:a> for description of the attributes.</text:p>
      <text:p text:style-name="Standard">Note:<text:span text:style-name="T11">In the statelite table, <text:s/>the node <text:s/>or nodegroups in the table must be unique; <text:s/>that is a node should appear only once in the table, <text:s/>as itself or as the <text:s/>member of a group. <text:s text:c="3"/>This makes sure that only <text:s/>one statelite image can be assigned to a node. <text:s text:c="4"/>See </text:span><text:span text:style-name="T11"><text:reference-ref text:reference-format="text" text:ref-name="Limitations">Limitations</text:reference-ref></text:span><text:span text:style-name="T11">.</text:span></text:p>
      <text:p text:style-name="Standard"/>
      <text:p text:style-name="code"/>
      <text:p text:style-name="Standard">An example would be:</text:p>
      <text:p text:style-name="code">"japan",,"cnfs:/gpfs/state",,,</text:p>
      <text:p text:style-name="Standard"/>
      <text:p text:style-name="Standard">Any nodes in the japan node group will have their state stored in the <text:span text:style-name="T6">/gpfs/state</text:span> directory on the machine known as cnfs. <text:s/>The image field should not be updated, <text:s/>currently it is not used.</text:p>
      <text:p text:style-name="Standard"/>
      <text:p text:style-name="Standard">When the node boots up, then the value of statemnt will be mounted to <text:span text:style-name="T6">/.statelite/persistent</text:span>. <text:s/>The code will then create the following subdirectory <text:span text:style-name="T6">/.statelite/persistent/&lt;nodename&gt;</text:span></text:p>
      <text:p text:style-name="Standard">This directory will be the root of the image for this node's persistent files.</text:p>
      <text:p text:style-name="Standard"/>
      <text:p text:style-name="Standard">To set the “<text:span text:style-name="T8">statemnt</text:span>” value, <text:s/>you can use variables in xCAT database, <text:s/>it follows the grammar in the <text:span text:style-name="T8">litetree</text:span> table, <text:s/>for example:</text:p>
      <text:p text:style-name="code">#node,image,statemnt,comments,disable</text:p>
      <text:p text:style-name="code">"hv32lpar05",,"$noderes.nfsserver:/lite/state/$nodetype.profile",,</text:p>
      <text:p text:style-name="Standard"/>
      <text:p text:style-name="Standard"><text:span text:style-name="T3">Note</text:span>: <text:s/>Do not name your persistent storage directory with <text:s/>the node name, as the node name <text:s/>will be added <text:s/>in the directory automatically. <text:s text:c="2"/>If you do, then a directory named <text:span text:style-name="T8">/state/n01</text:span> will have its state tree inside <text:span text:style-name="T8">/state/n01/n0</text:span>1. <text:s/></text:p>
      <text:p text:style-name="Standard"/>
      <text:h text:style-name="Heading_20_2" text:outline-level="2"><text:bookmark text:name="__RefHeading__2794_756506716"/>Policy</text:h>
      <text:p text:style-name="Standard">Ensure policies are set up correctly. <text:s/>When a node boots up, it queries the xCAT <text:soft-page-break/>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text:p>
      <text:p text:style-name="Standard">The shipped templates are found in the /opt/xcat/share/xcat/netboot/&lt;os&gt; directory. <text:s text:c="2"/>You can use these defaults, <text:s/>but if you modify them then copy the into the </text:p>
      <text:p text:style-name="Standard">/opt/xcat/share/xcat/netboot/&lt;os&gt; directory, so the modifications will not be loss on the next xCAT upgrade. </text:p>
      <text:p text:style-name="Standard">The code will first look in the “custom” directory before looking in the “share” path. </text:p>
      <text:p text:style-name="Standard"/>
      <text:p text:style-name="Standard"><text:s text:c="2"/>For example:</text:p>
      <text:p text:style-name="Standard"/>
      <text:p text:style-name="code">mkdir -p /install/custom/netboot/rh</text:p>
      <text:p text:style-name="code">cd /install/custom/netboot/rh</text:p>
      <text:p text:style-name="code">cp /opt/xcat/share/xcat<text:span text:style-name="T4">/netboot/rh/compute.pkglist</text:span> compute.pkglist</text:p>
      <text:p text:style-name="Standard"/>
      <text:p text:style-name="Standard">You can then add more packages to the compute .pkglist <text:span text:style-name="T4">by editing compute .pkglist</text:span>.</text:p>
      <text:h text:style-name="Heading_20_2" text:outline-level="2"><text:bookmark text:name="__RefHeading__2798_756506716"/>Add Third-Party Software</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text:style-name="L3">
        <text:list-header>
          <text:p text:style-name="P48">Create a directory on your management node named “/install/post/otherpkgs/&lt;OS&gt;/&lt;ARCH&gt;/”, and put your third party rpm packages into the directory:</text:p>
        </text:list-header>
      </text:list>
      <text:p text:style-name="code"><text:tab/><text:tab/>mkdir /install/post/otherpkgs/rhels5.3/x86_64</text:p>
      <text:p text:style-name="code"><text:tab/><text:tab/># put RPMs in there</text:p>
      <text:p text:style-name="code"/>
      <text:list text:style-name="L4">
        <text:list-header>
          <text:p text:style-name="P49">Go to <text:s/>the directory “/install/custom/netboot/&lt;OS&gt;” and add the names of the RPM packages you want in the image into the &lt;profile&gt;.otherpkgs.pkglist file.</text:p>
          <text:p text:style-name="P56"><text:s text:c="12"/>cd /install/custom/netboot/rh <text:s text:c="14"/></text:p>
        </text:list-header>
      </text:list>
      <text:p text:style-name="code"><text:tab/><text:tab/>vi compute.otherpkgs.pkglist</text:p>
      <text:p text:style-name="Standard"/>
      <text:p text:style-name="P15"><text:soft-page-break/>Note: if some of these RPMs will need write permissions to files on the node, add those files or directories into the “litefile” table. </text:p>
      <text:p text:style-name="Standard"/>
      <text:list text:style-name="L5">
        <text:list-header>
          <text:p text:style-name="P50">Create the .repolist file for your own repository in the same directory as above. <text:s/>The file name is: <text:s/>&lt;PROFILE&gt;.&lt;OS&gt;.&lt;ARCH&gt;.repolist . <text:s/>The file format is:</text:p>
        </text:list-header>
      </text:list>
      <text:p text:style-name="code"><text:tab/><text:tab/>Type|URL|name</text:p>
      <text:p text:style-name="Standard"/>
      <text:p text:style-name="P15">For example, if the repository is local, you can add the repository information as:</text:p>
      <text:p text:style-name="code"><text:s text:c="13"/>cd /install/custom/netboot/rh </text:p>
      <text:p text:style-name="code"><text:s text:c="13"/>vi compute.rh.repolist</text:p>
      <text:p text:style-name="code"><text:tab/><text:tab/>plaindir|file:///install/post/otherpkgs/rhel5.3/x86_64|otherpkgs</text:p>
      <text:p text:style-name="Standard"/>
      <text:p text:style-name="Standard"><text:tab/>If there’s a remote repository, you can add the repository information as:</text:p>
      <text:p text:style-name="code"><text:tab/>rpm-md|http://xcat.sourceforge.net/yum/xcat-dep/rhel5.3/x86_64|xcat-dep</text:p>
      <text:p text:style-name="code"><text:tab/>rpm-md|http://xcat.sourceforge.net/yum/devel/core-snap|core-snap</text:p>
      <text:p text:style-name="Standard"/>
      <text:h text:style-name="Heading_20_2" text:outline-level="2"><text:bookmark text:name="__RefHeading__2800_756506716"/><text:reference-mark-start text:name="Create Statelite Image"/>Create Statelite Image<text:reference-mark-end text:name="Create Statelite Image"/></text:h>
      <text:h text:style-name="Heading_20_3" text:outline-level="3"><text:reference-mark-start text:name="The postinstall file"/>The postinstall file<text:reference-mark-end text:name="The postinstall file"/></text:h>
      <text:p text:style-name="P9">By editing <text:s/>the .postinstall file for your profile, <text:s/>you can automate the customization of <text:s/>the root image when the root image is generated by the “<text:span text:style-name="T14">genimage</text:span>” command. </text:p>
      <text:p text:style-name="P9"><text:s/>XCAT supplies a basic *postinstall file with some <text:span text:style-name="T2">required </text:span>setup already in the script. <text:s text:c="2"/>Make sure there is at least one *postinstall file that will be used when you run genimage. <text:s/><text:span text:style-name="T9">The one shipped will setup fstab and rcons to work properly.</text:span></text:p>
      <text:p text:style-name="P7"/>
      <text:p text:style-name="P9">The *postinstall files <text:s/>can be found <text:s/>in “<text:span text:style-name="T14">/opt/xcat/share/xcat/netboot/&lt;OS&gt;/</text:span>” directories. <text:s/>If you need to create your own *postinstall file, first you should copy the <text:s/>basic setup supplied <text:s/>in the appropriate *postinstall files. <text:s/><text:span text:style-name="T9"><text:s text:c="2"/>You can add more postinstall process , if you want. If you do modify the script, you should save it in /install/custom/netboot/&lt;os&gt;, <text:s/>so it will not be overlayed with the next install. </text:span></text:p>
      <text:p text:style-name="P7"><text:s text:c="2"/></text:p>
      <text:p text:style-name="Standard"><text:bookmark text:name="__RefHeading__1311_1545497710"/><text:span text:style-name="T17">Rules for evaluating postinstall file</text:span> :</text:p>
      <text:p text:style-name="Standard">There is a rule ( 2.4 release or later) for which * postinstall files will be selected to be used by genimage. </text:p>
      <text:p text:style-name="Standard">Use <text:s/>these basic rules to edit the correct file <text:s text:c="3"/>in the “<text:span text:style-name="T6">/opt/xcat/share/xcat/netboot/&lt;OS&gt;/</text:span>” directories. <text:s text:c="2"/>The rule allows you to customize you image down to the profile, os and architecture level, if needed. </text:p>
      <text:p text:style-name="Standard"><text:s/>You will find *postinstall files of the following forms:</text:p>
      <text:p text:style-name="Standard"/>
      <text:list text:style-name="L6">
        <text:list-item>
          <text:p text:style-name="P57"><text:tab/>&lt;profile&gt;.&lt;os&gt;.&lt;arch&gt;.postinstall</text:p>
        </text:list-item>
        <text:list-item>
          <text:p text:style-name="P57"><text:tab/>&lt;profile&gt;.&lt;arch&gt;.postinstall</text:p>
        </text:list-item>
        <text:list-item>
          <text:p text:style-name="P57"><text:tab/>&lt;profile&gt;.&lt;os&gt;.postinstall</text:p>
        </text:list-item>
        <text:list-item>
          <text:p text:style-name="P57"><text:tab/>&lt;profile&gt;.postinstall</text:p>
        </text:list-item>
      </text:list>
      <text:p text:style-name="P16"/>
      <text:p text:style-name="Standard">genimage will select the *postinstall file from the list , <text:s/>if it exist, <text:s/>in the order 1-4. <text:soft-page-break/>This means, if <text:s/>“<text:span text:style-name="T10">&lt;profile&gt;.&lt;os&gt;.&lt;arch&gt;.postinstall</text:span>” is there, <text:s/>it will be <text:s/>used .</text:p>
      <text:p text:style-name="Standard">If there is no such a file, then the “<text:span text:style-name="T10">&lt;profile&gt;.&lt;arch&gt;.postinstall</text:span>” file will be used.</text:p>
      <text:p text:style-name="Standard">If there's no such a file , <text:span text:style-name="T9"><text:s/>then the <text:s/>“&lt;profile&gt;.&lt;os&gt;.postinstall” file will be used.</text:span></text:p>
      <text:p text:style-name="P6">If there is no such file, <text:s/>then it will use <text:s/>“&lt;profile&gt;.postinstall”.</text:p>
      <text:p text:style-name="P6"/>
      <text:p text:style-name="P6">The *postinstall file is actually a bash script, you can add your own code to the basic function supplied in the file. </text:p>
      <text:p text:style-name="P6"/>
      <text:p text:style-name="P8"/>
      <text:h text:style-name="P17" text:outline-level="3">genimage command</text:h>
      <text:p text:style-name="Standard">After all our tables are set up, it is time to create a base image. In this example, the operating system is RedHat 5.3, and we will name our image “compute ”, so that all our compute ( group) nodes will use that image. <text:s/>Make sure that compute is also the name of the profile for the node in the nodetype table. </text:p>
      <text:p text:style-name="Standard"/>
      <text:p text:style-name="code">Run: lsdef &lt;node&gt; | grep profile </text:p>
      <text:p text:style-name="Standard"/>
      <text:p text:style-name="code">cd /opt/xcat/share/xcat/netboot/rh</text:p>
      <text:p text:style-name="code"/>
      <text:p text:style-name="code">./genimage -o rhels5.3 -p compute <text:s/>-i eth0 <text:s text:c="31"/>-n mlx4_core,mlx4_en,igb,bnx2 </text:p>
      <text:p text:style-name="code">-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code">/install/netboot/rhels5.3/x86_64/compute/rootimg</text:p>
      <text:p text:style-name="Standard">2. <text:s/>It will create a ramdisk and kernel that can be used to boot the initial node.</text:p>
      <text:p text:style-name="code"/>
      <text:p text:style-name="P5">One new option to genimage named “<text:span text:style-name="T7">--permission</text:span>” is added for statelite mode, you can assign user-definable permission for <text:s/>“<text:span text:style-name="T6">/.statelite</text:span>” directory. <text:s/>The default permission is 755, <text:s/>for example to change:</text:p>
      <text:p text:style-name="P5"/>
      <text:p text:style-name="P13">./genimage -o rhels5.3 -p compute <text:s/>-i eth0 -n mlx4_core,mlx4_en,igb,bnx2 <text:s/>-m statelite --permission 777</text:p>
      <text:p text:style-name="P13"/>
      <text:p text:style-name="P13">would make the permission 777 instead of the 755 default</text:p>
      <text:p text:style-name="P5"/>
      <text:p text:style-name="Standard"/>
      <text:h text:style-name="P21" text:outline-level="2"><text:bookmark text:name="__RefHeading__2806_7565067161"/><text:reference-mark-start text:name="Setting up Post install scripts for statelite"/>Setting up Post install scripts for statelite<text:reference-mark-end text:name="Setting up Post install scripts for statelite"/></text:h>
      <text:p text:style-name="P18"/>
      <text:p text:style-name="P18">The setup to run post install scripts for statelite is the same as for an type of install image in xCAT. <text:s text:c="2"/><text:span text:style-name="T13">The first kind of postscript is executed at genimage time, it is executed again the image itself on the MN . It was setup in </text:span><text:span text:style-name="T13"><text:reference-ref text:reference-format="text" text:ref-name="The postinstall file">The postinstall file</text:reference-ref></text:span><text:span text:style-name="T13"> section before the image was generated. </text:span></text:p>
      <text:p text:style-name="P19"/>
      <text:p text:style-name="P19"><text:soft-page-break/></text:p>
      <text:p text:style-name="P20">The second kind of postscript is the script that runs on the node during node deployment time. During init.d timeframe, /etc/init.d/gettyset calls /opt/xcat/xcatdsklspost that in the image. <text:s/>Which <text:s/>uses wget to get all the postscripts under mn:/install/postscripts and copy them to /xcatpost directory. It uses openssl or stunnel to connect to the rmcd on the mn to get all the postscript names for the node from the postscripts <text:s/>table. It then calls the postscripts for the node. </text:p>
      <text:p text:style-name="P20"/>
      <text:p text:style-name="P19"><text:span text:style-name="T16">See the </text:span><text:a xlink:type="simple" xlink:href="http://xcat.svn.sourceforge.net/viewvc/xcat/xcat-core/trunk/xCAT-client/share/doc/xCAT2top.pdf"><text:span text:style-name="T16">TopDOC Appendix D</text:span></text:a><text:span text:style-name="T16"> for setting up postinstall scripts. </text:span><text:span text:style-name="T15"><text:line-break/></text:span></text:p>
      <text:h text:style-name="P21" text:outline-level="2"><text:bookmark text:name="__RefHeading__2806_756506716"/>Modify statelite image</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6">chroot</text:span> to make additional changes in the image, for example, <text:s/>yum/zypper updates/install using the <text:span text:style-name="T6">–installroot</text:span> flag. <text:s/></text:p>
      <text:p text:style-name="Standard"/>
      <text:h text:style-name="Heading_20_3" text:outline-level="3"/>
      <text:h text:style-name="Heading_20_2" text:outline-level="2"><text:bookmark text:name="__RefHeading__2808_756506716"/><text:s/>Run liteimg command</text:h>
      <text:p text:style-name="Standard"/>
      <text:p text:style-name="Standard">The liteimg command will modify your statelite image (the image that genimage just created) by creating a series of links. <text:s/>Once you are satisfied your image contains what you want it to, run “<text:span text:style-name="T6">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e liteimg command creates <text:s/>two <text:s/>levels of indirection, <text:s/>so that files can be modified while in their image state as well as during runtime. <text:s/>For example, a file like “$imageroot/etc/ntp.conf” with default option in the “litefile” table, will have the following operations done to it:</text:p>
      <text:p text:style-name="Standard">In our case $imageroot <text:s/>is /install/netboot/rhels5.3/x86_64/compute/rootimg</text:p>
      <text:p text:style-name="Standard"/>
      <text:p text:style-name="Standard">The liteimg script, for example, <text:s/>does the following to create the two levels of indirection. </text:p>
      <text:p text:style-name="Standard"/>
      <text:p text:style-name="code">mkdir -p $imageroot/.default/etc</text:p>
      <text:p text:style-name="code">mkdir -p $imageroot/.statelite/tmpfs/etc</text:p>
      <text:p text:style-name="code">mv $imgroot/etc/ntp.conf $imgroot/.default/etc</text:p>
      <text:p text:style-name="code"><text:soft-page-break/>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reference-mark-end text:name="Set the boot state to “statelite”"/></text:h>
      <text:p text:style-name="Standard"/>
      <text:p text:style-name="Standard">You can now deploy the node:</text:p>
      <text:p text:style-name="Standard"/>
      <text:p text:style-name="code">nodeset &lt;noderange&gt; statelite=rhel5.3-x86_64-statelite-compute </text:p>
      <text:p text:style-name="code"/>
      <text:p text:style-name="P11">Or just run:</text:p>
      <text:p text:style-name="code"/>
      <text:p text:style-name="code">nodeset &lt;noderange&gt; statelite</text:p>
      <text:p text:style-name="Standard"/>
      <text:p text:style-name="Standard">This will create the necessary files in <text:span text:style-name="T6">/tftpboot</text:span> for the node to boot correctly.</text:p>
      <text:p text:style-name="Standard"/>
      <text:h text:style-name="Heading_20_2" text:outline-level="2"><text:bookmark text:name="__RefHeading__2812_756506716"/><text:s/><text:reference-mark-start text:name="Install the Node"/>Install the Node<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code"/>
      <text:p text:style-name="P11">Run the following command to boot up the nodes into statelite mode:</text:p>
      <text:p text:style-name="P11"/>
      <text:p text:style-name="code"><text:soft-page-break/>rnetboot &lt;noderange&gt;</text:p>
      <text:p text:style-name="P11"/>
      <text:p text:style-name="P11">Nodeset will have generated the appropriate yaboot.conf-MAC-ADDRESS file so that the node boots off the nfsroot image. This file will look similar to the following:</text:p>
      <text:p text:style-name="code"/>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1"/>
      <text:p text:style-name="Standard">You can then use rcons or wcons to watch the node boot up.</text:p>
      <text:h text:style-name="Heading_20_1" text:outline-level="1"><text:bookmark text:name="__RefHeading__2814_756506716"/>New Commands</text:h>
      <text:p text:style-name="Standard"/>
      <text:p text:style-name="Standard">The following commands are in /opt/xcat/bin:</text:p>
      <text:p text:style-name="P12"/>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 text:name="__RefHeading__2816_756506716"/>Statelite Directory Structure</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text:soft-page-break/>storage will be mounted to.</text:p>
      <text:p text:style-name="Standard"/>
      <text:p text:style-name="Standard">/.default is where default files will be copied to from the image to tmpfs if the files are not found in the litetree hierarchy. <text:s/></text:p>
      <text:p text:style-name="Standard"/>
      <text:h text:style-name="Heading_20_2" text:outline-level="2"><text:bookmark text:name="__RefHeading__2818_756506716"/><text:s/>The noderes Table</text:h>
      <text:p text:style-name="Standard"/>
      <text:p text:style-name="Standard">noderes.nfsserver attribute can be set <text:s/>for the NFSroot server. <text:s/>If this is not set, then the defaul is the Management Node.</text:p>
      <text:p text:style-name="Standard"/>
      <text:p text:style-name="Standard">noderes.nfsdir – can be set. <text:s/>If this is not set, the the default is /install</text:p>
      <text:p text:style-name="Standard"/>
      <text:h text:style-name="Heading_20_1" text:outline-level="1"><text:bookmark text:name="__RefHeading__2820_756506716"/>Adding/updating software and files for the running nodes</text:h>
      <text:p text:style-name="Standard"/>
      <text:p text:style-name="Standard">This needs work ( do we shutdown the nodes before doing this?)</text:p>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6">/install/netboot/&lt;os&gt;/&lt;arch&gt;/&lt;profile&gt;/rootimg</text:span> directory. </text:p>
      <text:p text:style-name="Standard"/>
      <text:p text:style-name="Standard">To install or update an <text:s/>rpm, do the following:</text:p>
      <text:list text:style-name="L7">
        <text:list-item>
          <text:p text:style-name="P52">rpm --root /install/netboot/&lt;os&gt;/&lt;arch&gt;/&lt;profile&gt;/rootimg <text:s text:c="3"/>rpm_name</text:p>
        </text:list-item>
        <text:list-item>
          <text:p text:style-name="P54">Restart the software application on the nodes. </text:p>
          <text:p text:style-name="P52">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6">rpm -qa</text:span> on the nodes 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text:soft-page-break/>remove <text:s/>the “<text:span text:style-name="T6">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h>
      <text:p text:style-name="Standard">The command “<text:span text:style-name="T6">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6">prsync</text:span>” command will sync all the contents in the “<text:span text:style-name="T6">/install</text:span>” directory to the service nodes, the first <text:s/>time will take a long time. <text:s/>But after the first time, it will take very short time to sync.</text:p>
      <text:p text:style-name="Standard"/>
      <text:p text:style-name="P3">NOTE: if you make any changes in the “<text:span text:style-name="T6">/install</text:span>” directory on the management node, and the changes can affect the statelite image, <text:s/>you need to sync the “<text:span text:style-name="T6">/install</text:span>” directory to the service node again. </text:p>
      <text:h text:style-name="Heading_20_2" text:outline-level="2"><text:bookmark text:name="__RefHeading__2830_756506716"/>Set the boot state to “statelite”</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h>
      <text:p text:style-name="Standard">Please follow the instructions in <text:reference-ref text:reference-format="text" text:ref-name="Install the Node">Install the Node</text:reference-ref>.</text:p>
      <text:p text:style-name="Standard"/>
      <text:h text:style-name="Heading_20_1" text:outline-level="1"><text:bookmark text:name="__RefHeading__2834_7565067161"/><text:reference-mark-start text:name="Advanced Statelite features"/>Advanced Statelite features<text:reference-mark-end text:name="Advanced Statelite features"/></text:h>
      <text:p text:style-name="Standard"/>
      <text:h text:style-name="Heading_20_2" text:outline-level="2">litetree table</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text:p>
      <text:p text:style-name="Standard"/>
      <text:p text:style-name="Standard">See l<text:a xlink:type="simple" xlink:href="http://xcat.sourceforge.net/man5/litetree.5.html">itetree man page</text:a> for description of attributes.</text:p>
      <text:p text:style-name="Standard"/>
      <text:p text:style-name="Standard"><text:soft-page-break/>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h text:style-name="P21" text:outline-level="2"><text:bookmark text:name="__RefHeading__1313_15454977101"/>Installing a new Kernel in the statelite image <text:s/>(This <text:s/>is not verified)</text:h>
      <text:p text:style-name="P18"/>
      <text:p text:style-name="P18">Obtain you new kernel and kernel modules on the MN, for example here we have a new SLES kernel. </text:p>
      <text:p text:style-name="P18"/>
      <text:p text:style-name="P18">Copy the kernel into /boot :</text:p>
      <text:p text:style-name="P18"/>
      <text:p text:style-name="code">cp <text:span text:style-name="T12">vmlinux-2.6.32.10-0.5-ppc64</text:span><text:span text:style-name="T11"> <text:s text:c="2"/>/boot</text:span></text:p>
      <text:p text:style-name="P14"/>
      <text:p text:style-name="P14">Copy the kernel modules into /lib/modules/&lt;new kernel directory&gt;</text:p>
      <text:p text:style-name="P14"/>
      <text:p text:style-name="P10">xcatlinuxmn:/lib/modules # ls -al <text:s text:c="4"/></text:p>
      <text:p text:style-name="P24">total 16</text:p>
      <text:p text:style-name="P24">drwxr-xr-x <text:s/>4 root root 4096 Apr 19 10:39 .</text:p>
      <text:p text:style-name="P24">drwxr-xr-x 17 root root 4096 Apr 13 08:39 ..</text:p>
      <text:p text:style-name="P24">drwxr-xr-x <text:s/>3 root root 4096 Apr 13 08:51 2.6.32.10-0.4-ppc64</text:p>
      <text:p text:style-name="P25"><text:soft-page-break/>drwxr-xr-x <text:s/>4 root root 4096 Apr 19 10:12 2.6.32.10-0.5-ppc64</text:p>
      <text:p text:style-name="P25"/>
      <text:p text:style-name="P26">Run genimage to update the statelite image with the new kernel</text:p>
      <text:p text:style-name="P26"/>
      <text:p text:style-name="code">cd /opt/xcat/share/xcat/netboot/sles</text:p>
      <text:p text:style-name="P23"/>
      <text:p text:style-name="P26"/>
      <text:p text:style-name="P24">./genimage -i eth0 -n ehea -o sles11.1 -p compute <text:s/>-m statelite <text:s/>-k 2.6.32.10-0.5-ppc64</text:p>
      <text:p text:style-name="P24"/>
      <text:p text:style-name="P24">then after a nodeset command and netboot.. the uname -a shows the new kernel.</text:p>
      <text:p text:style-name="P22"/>
      <text:h text:style-name="Heading_20_1" text:outline-level="1"><text:bookmark text:name="__RefHeading__2834_756506716"/>Debugging techniques</text:h>
      <text:p text:style-name="Standard"/>
      <text:list text:style-name="WW8Num4">
        <text:list-item>
          <text:p text:style-name="P31">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31">You can also set the machine to shell. <text:s/>Just add the word “shell” on the end of the pxeboot file of the node in the append line. This will make the init script in the initramfs pause 3 times before doing a switch_root.</text:p>
        </text:list-item>
        <text:list-item>
          <text:p text:style-name="P31">When all the files are linked they are logged in /.statelite/statelite.log on the node. <text:s/>You can get into the node after it has booted and look in the /.statelite directory.</text:p>
          <text:p text:style-name="P31"/>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Statelite Cookbook</dc:title>
    <meta:initial-creator>Vallard Benincosa</meta:initial-creator>
    <meta:creation-date>2010-02-03T13:22:00</meta:creation-date>
    <dc:creator>Lissa Valletta</dc:creator>
    <dc:date>2010-05-21T12:52:02</dc:date>
    <meta:print-date>2010-01-27T18:01:00</meta:print-date>
    <meta:editing-cycles>87</meta:editing-cycles>
    <meta:editing-duration>P1DT23H23M10S</meta:editing-duration>
    <meta:user-defined meta:name="Info 1"/>
    <meta:user-defined meta:name="Info 2"/>
    <meta:user-defined meta:name="Info 3"/>
    <meta:user-defined meta:name="Info 4"/>
    <meta:document-statistic meta:table-count="0" meta:image-count="0" meta:object-count="0" meta:page-count="16" meta:paragraph-count="371" meta:word-count="4566" meta:character-count="27515"/>
  </office:meta>
</office:document-meta>
</file>